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1"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2"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3"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4"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87"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88"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89"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0"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1"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2" style:family="graphic" style:parent-style-name="objectwithoutfill">
      <style:graphic-properties draw:stroke="dash" draw:stroke-dash="Long_20_Dash_20__28_Rounded_29_" svg:stroke-width="0.028cm" svg:stroke-color="#777777" draw:marker-start-width="0.242cm" draw:marker-end-width="0.242cm" svg:stroke-linecap="round" draw:fill="none" draw:fill-color="#4477aa" draw:textarea-vertical-align="middle" fo:padding-top="0.139cm" fo:padding-bottom="0.139cm" fo:padding-left="0.264cm" fo:padding-right="0.264cm" loext:decorative="false"/>
    </style:style>
    <style:style style:name="gr293" style:family="graphic" style:parent-style-name="standard">
      <style:graphic-properties draw:stroke="none" svg:stroke-color="#000000" draw:fill="none" draw:fill-color="#ffffff" draw:textarea-horizontal-align="left" draw:auto-grow-height="true" draw:auto-grow-width="true" fo:min-height="0.53cm" fo:min-width="3.198cm" loext:decorative="false"/>
      <style:paragraph-properties style:writing-mode="lr-tb"/>
    </style:style>
    <style:style style:name="gr294"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96"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7"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98" style:family="graphic" style:parent-style-name="standard">
      <style:graphic-properties svg:stroke-color="#777777" svg:stroke-opacity="50%" draw:fill-color="#bbbbbb" draw:opacity="50%" draw:textarea-vertical-align="middle" loext:decorative="false"/>
    </style:style>
    <style:style style:name="gr299" style:family="graphic" style:parent-style-name="standard">
      <style:graphic-properties draw:stroke="none" draw:fill="none" fo:min-height="0.498cm" fo:min-width="0.498cm" loext:decorative="false"/>
      <style:paragraph-properties style:writing-mode="lr-tb"/>
    </style:style>
    <style:style style:name="gr30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037cm" fo:min-width="0.096cm" loext:decorative="false"/>
      <style:paragraph-properties style:writing-mode="lr-tb"/>
    </style:style>
    <style:style style:name="gr30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037cm" fo:min-width="0.059cm" loext:decorative="false"/>
      <style:paragraph-properties style:writing-mode="lr-tb"/>
    </style:style>
    <style:style style:name="gr302"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3"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4"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06"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07"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08" style:family="graphic" style:parent-style-name="standard">
      <style:graphic-properties draw:stroke="none" draw:fill="none" fo:min-height="4.465cm" fo:min-width="27.549cm" loext:decorative="false"/>
      <style:paragraph-properties style:writing-mode="lr-tb"/>
    </style:style>
    <style:style style:name="gr309" style:family="graphic" style:parent-style-name="standard">
      <style:graphic-properties draw:textarea-horizontal-align="justify" draw:textarea-vertical-align="middle" draw:auto-grow-height="false" fo:min-height="3.137cm" fo:min-width="4.496cm" loext:decorative="false"/>
    </style:style>
    <style:style style:name="gr310"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11"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12" style:family="graphic" style:parent-style-name="standard">
      <style:graphic-properties draw:stroke="none" draw:textarea-horizontal-align="justify" draw:textarea-vertical-align="middle" draw:auto-grow-height="false" fo:min-height="3.399cm" fo:min-width="0.146cm" loext:decorative="false"/>
    </style:style>
    <style:style style:name="gr313"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14"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15"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16"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17"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18"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19"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20"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loext:graphic-properties draw:fill="none" draw:fill-color="#4477aa"/>
      <style:paragraph-properties fo:text-align="center"/>
    </style:style>
    <style:style style:name="P122" style:family="paragraph">
      <loext:graphic-properties draw:fill-color="#4477aa" draw:opacity="100%"/>
      <style:paragraph-properties fo:text-align="center" style:writing-mode="lr-tb"/>
    </style:style>
    <style:style style:name="P123" style:family="paragraph">
      <loext:graphic-properties draw:fill-color="#66ccee" draw:opacity="100%"/>
      <style:paragraph-properties fo:text-align="center" style:writing-mode="lr-tb"/>
    </style:style>
    <style:style style:name="P124" style:family="paragraph">
      <loext:graphic-properties draw:fill-color="#ccbb44" draw:opacity="100%"/>
      <style:paragraph-properties fo:text-align="center" style:writing-mode="lr-tb"/>
    </style:style>
    <style:style style:name="P125" style:family="paragraph">
      <style:paragraph-properties fo:margin-left="0cm" fo:margin-right="0cm" fo:margin-top="0cm" fo:margin-bottom="0cm" fo:line-height="100%" fo:text-indent="0cm"/>
      <style:text-properties fo:color="#000000" loext:opacity="100%" fo:font-weight="bold" fo:background-color="#bbbbbb"/>
    </style:style>
    <style:style style:name="P126"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7" style:family="paragraph">
      <loext:graphic-properties draw:fill="solid" draw:fill-color="#ccbb44"/>
      <style:paragraph-properties fo:text-align="center"/>
    </style:style>
    <style:style style:name="P128" style:family="paragraph">
      <style:text-properties fo:color="#777777" loext:opacity="50%"/>
    </style:style>
    <style:style style:name="P129" style:family="paragraph">
      <loext:graphic-properties draw:fill="none"/>
      <style:text-properties fo:color="#777777" loext:opacity="50%" fo:font-size="80pt" style:font-size-asian="66pt" style:font-size-complex="66pt"/>
    </style:style>
    <style:style style:name="P130"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1" style:family="paragraph">
      <loext:graphic-properties draw:fill-color="#555555" draw:opacity="25%"/>
      <style:paragraph-properties fo:text-align="center"/>
    </style:style>
    <style:style style:name="P132" style:family="paragraph">
      <style:paragraph-properties fo:margin-left="0cm" fo:margin-right="0cm" fo:margin-top="0cm" fo:margin-bottom="0cm" fo:line-height="100%" fo:text-indent="0cm"/>
    </style:style>
    <style:style style:name="P133" style:family="paragraph">
      <loext:graphic-properties draw:fill="none"/>
      <style:paragraph-properties fo:margin-left="0cm" fo:margin-right="0cm" fo:margin-top="0cm" fo:margin-bottom="0cm" fo:line-height="100%" fo:text-indent="0cm"/>
      <style:text-properties fo:font-size="21pt"/>
    </style:style>
    <style:style style:name="P134" style:family="paragraph">
      <loext:graphic-properties draw:fill="solid" draw:fill-color="#729fcf"/>
      <style:paragraph-properties fo:text-align="center"/>
    </style:style>
    <style:style style:name="P135"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style:font-name="Palatino LT Std1" fo:font-size="18pt" style:font-size-asian="18pt" style:font-size-complex="18pt"/>
    </style:style>
    <style:style style:name="T7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5" style:family="text">
      <style:text-properties fo:color="#555555" loext:opacity="100%" style:font-name="Palatino LT Std1" fo:font-size="32pt" fo:font-style="italic" style:font-size-asian="26pt" style:font-style-asian="italic" style:font-size-complex="26pt" style:font-style-complex="italic"/>
    </style:style>
    <style:style style:name="T76"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80" style:family="text">
      <style:text-properties fo:font-size="21pt" fo:font-weight="normal" style:font-weight-asian="normal" style:font-weight-complex="normal"/>
    </style:style>
    <style:style style:name="T81"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3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35cm 13.3874665483875cm)" svg:viewBox="0 0 14037 10437" svg:d="M14037 0c-6183 0-6118 5746-6705 7217-587 1470-5003 3032-7332 3220">
          <text:p/>
        </draw:path>
        <draw:path draw:style-name="gr103" draw:text-style-name="P1" draw:layer="layout" svg:width="14.46cm" svg:height="8.946cm" draw:transform="skewX (0.000349065850398968) rotate (1.03550384520824) translate (7.96535550904876cm 14.3660844795451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28) rotate (-2.41518661890975) translate (11.2676684528665cm 5.47194917556896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38) rotate (-2.41518661890975) translate (26.3686684528665cm 4.97794917556894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74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07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07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05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05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74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10.7421562157411cm 4.49224397085474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6.34215621574109cm 4.72924397085474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04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81cm" svg:y="11.6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81cm" svg:y="11.6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81cm" svg:y="11.6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81cm" svg:y="10.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11cm" svg:y="8.1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5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5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5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57cm" svg:y="7.3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57cm" svg:y="7.3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57cm" svg:y="7.3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4cm 18.5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4cm 18.5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4cm 18.5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7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8cm" svg:y="14.8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61cm 11.77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2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22cm 9.1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505cm 16.6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0" draw:text-style-name="P121" draw:layer="layout" svg:x1="7.574cm" svg:y1="4.276cm" svg:x2="7.427cm" svg:y2="9.373cm">
          <text:p/>
        </draw:line>
        <draw:custom-shape draw:style-name="gr281" draw:text-style-name="P122" draw:layer="layout" svg:width="0.932cm" svg:height="3.107cm" draw:transform="rotate (1.5995942594528) translate (3.963cm 7.216cm)">
          <text:p text:style-name="P17"/>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2" draw:text-style-name="P123" draw:layer="layout" svg:width="0.932cm" svg:height="3.107cm" draw:transform="rotate (1.5995942594528) translate (8.03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0" draw:text-style-name="P121" draw:layer="layout" svg:x1="6.808cm" svg:y1="13.076cm" svg:x2="6.736cm" svg:y2="15.578cm">
            <text:p/>
          </draw:line>
          <draw:custom-shape draw:style-name="gr283" draw:text-style-name="P122" draw:layer="layout" svg:width="0.458cm" svg:height="1.15cm" draw:transform="skewX (-0.015707963267949) rotate (0.0218166156499291) translate (6.031cm 13.66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4" draw:text-style-name="P123" draw:layer="layout" svg:width="0.457cm" svg:height="1.149cm" draw:transform="skewX (-0.0139626340159546) rotate (0.0240855436775217) translate (7.04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0" draw:text-style-name="P121" draw:layer="layout" svg:x1="13.782cm" svg:y1="17.172cm" svg:x2="13.71cm" svg:y2="19.674cm">
            <text:p/>
          </draw:line>
          <draw:custom-shape draw:style-name="gr285" draw:text-style-name="P122" draw:layer="layout" svg:width="0.458cm" svg:height="1.526cm" draw:transform="skewX (-0.000698131700797645) rotate (0.899717229403077) translate (12.106cm 18.06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3"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87" draw:text-style-name="P121" draw:layer="layout" svg:x1="4.011cm" svg:y1="12.211cm" svg:x2="9.431cm" svg:y2="16.276cm">
            <text:p/>
          </draw:line>
          <draw:line draw:style-name="gr287" draw:text-style-name="P121" draw:layer="layout" svg:x1="3.365cm" svg:y1="15.782cm" svg:x2="10.399cm" svg:y2="12.921cm">
            <text:p/>
          </draw:line>
        </draw:g>
        <draw:g draw:style-name="gr5">
          <draw:line draw:style-name="gr287" draw:text-style-name="P121" draw:layer="layout" svg:x1="16.653cm" svg:y1="20.376cm" svg:x2="11.233cm" svg:y2="16.311cm">
            <text:p/>
          </draw:line>
          <draw:line draw:style-name="gr287" draw:text-style-name="P121"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0" draw:text-style-name="P121" draw:layer="layout" svg:x1="23.808cm" svg:y1="16.077cm" svg:x2="23.736cm" svg:y2="18.579cm">
            <text:p/>
          </draw:line>
          <draw:custom-shape draw:style-name="gr283" draw:text-style-name="P122" draw:layer="layout" svg:width="0.458cm" svg:height="1.15cm" draw:transform="skewX (-0.015707963267949) rotate (1.59261294244483) translate (22.36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4" draw:text-style-name="P123" draw:layer="layout" svg:width="0.457cm" svg:height="1.149cm" draw:transform="skewX (-0.0139626340159546) rotate (1.59488187047242) translate (24.024cm 17.54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87" draw:text-style-name="P121" draw:layer="layout" svg:x1="21.011cm" svg:y1="15.212cm" svg:x2="26.431cm" svg:y2="19.277cm">
            <text:p/>
          </draw:line>
          <draw:line draw:style-name="gr287" draw:text-style-name="P121"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88" draw:text-style-name="P58" draw:layer="layout" svg:width="9.051cm" svg:height="9.202cm" svg:x="24.333cm" svg:y="3.85cm" draw:kind="arc" draw:start-angle="163.09" draw:end-angle="180">
          <text:p/>
        </draw:ellipse>
        <draw:line draw:style-name="gr280" draw:text-style-name="P121" draw:layer="layout" svg:x1="22.763cm" svg:y1="3.748cm" svg:x2="20.44cm" svg:y2="8.287cm">
          <text:p/>
        </draw:line>
        <draw:custom-shape draw:style-name="gr289" draw:text-style-name="P123" draw:layer="layout" svg:width="0.394cm" svg:height="5.416cm" draw:transform="skewX (0.000523598775598248) rotate (2.04465321871136) translate (22.293cm 8.636cm)">
          <text:p text:style-name="P17"/>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4"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1" draw:text-style-name="P124"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92" draw:text-style-name="P121" draw:layer="layout" svg:x1="21.679cm" svg:y1="4.193cm" svg:x2="16.494cm" svg:y2="4.193cm">
          <text:p/>
        </draw:line>
        <draw:frame draw:style-name="gr293" draw:text-style-name="P126" draw:layer="layout" svg:width="4.329cm" svg:height="0.886cm" svg:x="20.026cm" svg:y="7.418cm">
          <draw:text-box>
            <text:p text:style-name="P125"><text:span text:style-name="T73">0.03 rad ≈ 1.7°</text:span></text:p>
          </draw:text-box>
        </draw:frame>
        <draw:g draw:style-name="gr5">
          <svg:title>TexMaths</svg:title>
          <svg:desc>28§latex§$$(\yF_{\text{left}})_x$$§svg§600§TRUE§</svg:desc>
          <draw:path draw:style-name="gr294" draw:text-style-name="P127" draw:layer="layout" svg:width="0.291cm" svg:height="1.107cm" svg:x="22.392cm" svg:y="8.625cm" svg:viewBox="0 0 292 1108" svg:d="M282 0c-177 115-282 308-282 554 0 226 108 439 276 554 5-7 11-13 16-20-161-138-187-272-187-537 0-266 30-407 187-531-3-7-6-13-10-20z">
            <text:p/>
          </draw:path>
          <draw:path draw:style-name="gr294" draw:text-style-name="P127"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4" draw:text-style-name="P127"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4" draw:text-style-name="P127"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4" draw:text-style-name="P127"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4" draw:text-style-name="P127"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4" draw:text-style-name="P127" draw:layer="layout" svg:width="0.291cm" svg:height="1.107cm" svg:x="24.689cm" svg:y="8.625cm" svg:viewBox="0 0 292 1108" svg:d="M13 0c-4 7-9 13-13 20 158 124 187 265 187 531 0 265-26 399-187 537 5 7 11 13 16 20 168-115 276-328 276-554 0-246-105-439-279-554z">
            <text:p/>
          </draw:path>
          <draw:path draw:style-name="gr294" draw:text-style-name="P127"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4" draw:text-style-name="P127" draw:layer="layout" svg:width="0.291cm" svg:height="1.107cm" svg:x="23.788cm" svg:y="4.647cm" svg:viewBox="0 0 292 1108" svg:d="M282 0c-177 115-282 308-282 554 0 226 108 439 279 554 4-7 9-13 13-20-161-138-187-272-187-537 0-266 30-407 187-531-3-7-7-13-10-20z">
            <text:p/>
          </draw:path>
          <draw:path draw:style-name="gr294" draw:text-style-name="P127"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4" draw:text-style-name="P127"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4" draw:text-style-name="P127"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4" draw:text-style-name="P127"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4" draw:text-style-name="P127"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4" draw:text-style-name="P127" draw:layer="layout" svg:width="0.288cm" svg:height="1.107cm" svg:x="26.088cm" svg:y="4.647cm" svg:viewBox="0 0 289 1108" svg:d="M10 0c-3 7-7 13-10 20 154 124 187 265 187 531 0 265-30 399-187 537 4 7 9 13 13 20 167-115 276-328 276-554 0-246-105-439-279-554z">
            <text:p/>
          </draw:path>
          <draw:path draw:style-name="gr294" draw:text-style-name="P127"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office:forms form:automatic-focus="false" form:apply-design-mode="false"/>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295" draw:text-style-name="P17" draw:layer="layout" svg:width="18.293cm" svg:height="14.277cm" svg:x="5.704cm" svg:y="6.247cm">
          <draw:image xlink:href="Pictures/10000000000002900000020031AF1E84.jpg" xlink:type="simple" xlink:show="embed" xlink:actuate="onLoad" draw:mime-type="image/jpeg">
            <text:p/>
          </draw:image>
        </draw:frame>
        <draw:polygon draw:style-name="gr296" draw:text-style-name="P1" draw:layer="layout" svg:width="12.265cm" svg:height="16.589cm" draw:transform="skewX (3.66131856690787E-017) rotate (-1.84481301935801) translate (24.1995158092514cm 8.04436012415846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0" draw:text-style-name="P121" draw:layer="layout" svg:x1="7.202cm" svg:y1="0.954cm" svg:x2="7.059cm" svg:y2="5.901cm">
            <text:p/>
          </draw:line>
        </draw:g>
        <draw:g draw:style-name="gr5">
          <draw:frame draw:style-name="gr297" draw:text-style-name="P1" draw:layer="layout" svg:width="11.681cm" svg:height="6.571cm" svg:x="16.607cm" svg:y="0.142cm">
            <draw:image xlink:href="Pictures/10000001000001C700000100EE74E754.png" xlink:type="simple" xlink:show="embed" xlink:actuate="onLoad" draw:mime-type="image/png">
              <text:p/>
            </draw:image>
          </draw:frame>
          <draw:line draw:style-name="gr280" draw:text-style-name="P121" draw:layer="layout" svg:x1="22.393cm" svg:y1="0.955cm" svg:x2="22.536cm" svg:y2="5.902cm">
            <text:p/>
          </draw:line>
        </draw:g>
        <draw:polygon draw:style-name="gr298" draw:text-style-name="P23" draw:layer="layout" svg:width="11.6cm" svg:height="2.622cm" svg:x="1.387cm" svg:y="6.712cm" svg:viewBox="0 0 11601 2623" draw:points="0,0 5486,2623 11601,0">
          <text:p/>
        </draw:polygon>
        <draw:polygon draw:style-name="gr298" draw:text-style-name="P23" draw:layer="layout" svg:width="11.6cm" svg:height="2.127cm" svg:x="16.632cm" svg:y="6.713cm" svg:viewBox="0 0 11601 2128" draw:points="0,0 6137,2128 11601,0">
          <text:p/>
        </draw:polygon>
        <draw:frame draw:style-name="gr299" draw:text-style-name="P129" draw:layer="layout" svg:width="2.195cm" svg:height="1.945cm" svg:x="5.938cm" svg:y="8.413cm">
          <draw:text-box>
            <text:p text:style-name="P128"><text:span text:style-name="T74"></text:span></text:p>
          </draw:text-box>
        </draw:frame>
        <draw:frame draw:style-name="gr299" draw:text-style-name="P129" draw:layer="layout" svg:width="2.195cm" svg:height="1.945cm" svg:x="21.783cm" svg:y="7.836cm">
          <draw:text-box>
            <text:p text:style-name="P128"><text:span text:style-name="T74"></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0" draw:text-style-name="P130" draw:layer="layout" svg:width="0.751cm" svg:height="1.377cm" svg:x="1.654cm" svg:y="16.033cm">
            <draw:text-box>
              <text:p><text:span text:style-name="T75">z</text:span></text:p>
            </draw:text-box>
          </draw:frame>
          <draw:frame draw:style-name="gr301" draw:text-style-name="P130" draw:layer="layout" svg:width="0.752cm" svg:height="1.377cm" svg:x="4.173cm" svg:y="18.647cm">
            <draw:text-box>
              <text:p><text:span text:style-name="T75">x</text:span></text:p>
            </draw:text-box>
          </draw:frame>
        </draw:g>
        <presentation:notes draw:style-name="dp2">
          <office:forms form:automatic-focus="false" form:apply-design-mode="false"/>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2" draw:text-style-name="P121" draw:layer="layout" svg:x1="7.568cm" svg:y1="2.185cm" svg:x2="7.419cm" svg:y2="7.367cm">
          <text:p/>
        </draw:line>
        <draw:custom-shape draw:style-name="gr303" draw:text-style-name="P123"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4" draw:text-style-name="P121" draw:layer="layout" svg:x1="7.583cm" svg:y1="11.094cm" svg:x2="7.489cm" svg:y2="14.389cm">
          <text:p/>
        </draw:line>
        <draw:custom-shape draw:style-name="gr303" draw:text-style-name="P123" draw:layer="layout" svg:width="0.948cm" svg:height="3.159cm" draw:transform="skewX (0.000698131700797732) translate (8.18cm 9.80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05"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81cm" svg:y="11.6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81cm" svg:y="11.6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81cm" svg:y="11.6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4" draw:master-page-name="Default">
        <office:forms form:automatic-focus="false" form:apply-design-mode="false"/>
        <draw:custom-shape draw:style-name="gr306" draw:text-style-name="P131"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31"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31"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4" draw:master-page-name="Default">
        <office:forms form:automatic-focus="false" form:apply-design-mode="false"/>
        <draw:frame draw:style-name="gr308" draw:text-style-name="P133" draw:layer="layout" svg:width="28.049cm" svg:height="4.715cm" svg:x="0.398cm" svg:y="0.657cm">
          <draw:text-box>
            <text:p text:style-name="P132"><text:span text:style-name="T76"></text:span><text:span text:style-name="T77"></text:span><text:span text:style-name="T78"></text:span><text:span text:style-name="T77"></text:span><text:span text:style-name="T78"></text:span><text:span text:style-name="T77"></text:span><text:span text:style-name="T77">?  +</text:span></text:p>
            <text:p text:style-name="P132"><text:span text:style-name="T77"/></text:p>
            <text:p text:style-name="P132"><text:span text:style-name="T77"></text:span><text:span text:style-name="T77">$</text:span><text:span text:style-name="T78"></text:span><text:span text:style-name="T77"></text:span></text:p>
            <text:p text:style-name="P132"><text:span text:style-name="T77"/></text:p>
            <text:p text:style-name="P132"><text:span text:style-name="T77"></text:span><text:span text:style-name="T79"></text:span><text:span text:style-name="T77"></text:span><text:span text:style-name="T79"></text:span><text:span text:style-name="T77"></text:span><text:span text:style-name="T79"></text:span></text:p>
            <text:p text:style-name="P132"><text:span text:style-name="T77"/></text:p>
            <text:p text:style-name="P132"><text:span text:style-name="T77"></text:span><text:span text:style-name="T78"></text:span></text:p>
            <text:p text:style-name="P132"><text:span text:style-name="T77"/></text:p>
            <text:p text:style-name="P132"><text:span text:style-name="T77"></text:span><text:span text:style-name="T78"></text:span><text:span text:style-name="T77"></text:span></text:p>
          </draw:text-box>
        </draw:frame>
        <draw:custom-shape draw:style-name="gr309" draw:text-style-name="P17" draw:layer="layout" svg:width="4.996cm" svg:height="3.387cm" svg:x="4.656cm" svg:y="5.7cm">
          <text:p/>
          <draw:enhanced-geometry svg:viewBox="0 0 21600 21600" draw:type="rectangle" draw:enhanced-path="M 0 0 L 21600 0 21600 21600 0 21600 0 0 Z N"/>
        </draw:custom-shape>
        <draw:custom-shape draw:style-name="gr310" draw:text-style-name="P39" draw:layer="layout" svg:width="6.095cm" svg:height="3.55cm" svg:x="7.43cm" svg:y="6.685cm">
          <text:p/>
          <draw:enhanced-geometry svg:viewBox="0 0 21600 21600" draw:type="rectangle" draw:enhanced-path="M 0 0 L 21600 0 21600 21600 0 21600 0 0 Z N"/>
        </draw:custom-shape>
        <draw:line draw:style-name="gr311" draw:text-style-name="P17" draw:layer="layout" svg:x1="23.088cm" svg:y1="3.963cm" svg:x2="25.537cm" svg:y2="3.963cm">
          <text:p/>
        </draw:line>
        <draw:custom-shape draw:style-name="gr312"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13" draw:text-style-name="P134"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14"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15"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16" draw:text-style-name="P39" draw:layer="layout" svg:width="0.507cm" svg:height="0.51cm" draw:transform="rotate (-1.5707963267949) translate (18.101cm 18.379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64" presentation:class="page"/>
          <draw:frame presentation:style-name="pr2" draw:text-style-name="P11" draw:layer="layout" svg:width="16.771cm" svg:height="12.572cm" svg:x="2.409cm" svg:y="13.271cm" presentation:class="notes" presentation:placeholder="true">
            <draw:text-box/>
          </draw:frame>
        </presentation:notes>
      </draw:page>
      <draw:page draw:name="page65" draw:style-name="dp4" draw:master-page-name="Default">
        <office:forms form:automatic-focus="false" form:apply-design-mode="false"/>
        <draw:custom-shape draw:style-name="gr309" draw:text-style-name="P17" draw:layer="layout" svg:width="4.996cm" svg:height="3.387cm" svg:x="4.657cm" svg:y="5.728cm">
          <text:p/>
          <draw:enhanced-geometry svg:viewBox="0 0 21600 21600" draw:type="rectangle" draw:enhanced-path="M 0 0 L 21600 0 21600 21600 0 21600 0 0 Z N"/>
        </draw:custom-shape>
        <draw:custom-shape draw:style-name="gr310" draw:text-style-name="P39" draw:layer="layout" svg:width="6.095cm" svg:height="3.55cm" svg:x="7.431cm" svg:y="6.713cm">
          <text:p/>
          <draw:enhanced-geometry svg:viewBox="0 0 21600 21600" draw:type="rectangle" draw:enhanced-path="M 0 0 L 21600 0 21600 21600 0 21600 0 0 Z N"/>
        </draw:custom-shape>
        <draw:line draw:style-name="gr317" draw:text-style-name="P17" draw:layer="layout" svg:x1="23.089cm" svg:y1="3.991cm" svg:x2="25.538cm" svg:y2="3.991cm">
          <text:p/>
        </draw:line>
        <draw:custom-shape draw:style-name="gr312"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13" draw:text-style-name="P13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14"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15"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8" draw:text-style-name="P17" draw:layer="layout" svg:x1="23.081cm" svg:y1="4.891cm" svg:x2="25.53cm" svg:y2="4.891cm">
          <text:p/>
        </draw:line>
        <draw:line draw:style-name="gr311" draw:text-style-name="P17" draw:layer="layout" svg:x1="23.08cm" svg:y1="7.963cm" svg:x2="25.529cm" svg:y2="7.963cm">
          <text:p/>
        </draw:line>
        <draw:frame draw:style-name="gr308" draw:text-style-name="P133" draw:layer="layout" svg:width="28.049cm" svg:height="4.715cm" svg:x="0.4cm" svg:y="0.686cm">
          <draw:text-box>
            <text:p text:style-name="P132"><text:span text:style-name="T76"></text:span><text:span text:style-name="T77"></text:span><text:span text:style-name="T78"></text:span><text:span text:style-name="T77"></text:span><text:span text:style-name="T78"></text:span><text:span text:style-name="T77"></text:span><text:span text:style-name="T77">?  +</text:span></text:p>
            <text:p text:style-name="P132"><text:span text:style-name="T77"/></text:p>
            <text:p text:style-name="P132"><text:span text:style-name="T77"></text:span><text:span text:style-name="T77">$</text:span><text:span text:style-name="T78"></text:span><text:span text:style-name="T77"></text:span></text:p>
            <text:p text:style-name="P132"><text:span text:style-name="T77"/></text:p>
            <text:p text:style-name="P132"><text:span text:style-name="T77"></text:span><text:span text:style-name="T79"></text:span><text:span text:style-name="T77"></text:span><text:span text:style-name="T79"></text:span><text:span text:style-name="T77"></text:span><text:span text:style-name="T79"></text:span></text:p>
            <text:p text:style-name="P132"><text:span text:style-name="T77"/></text:p>
            <text:p text:style-name="P132"><text:span text:style-name="T77"></text:span><text:span text:style-name="T78"></text:span><text:span text:style-name="T77"></text:span></text:p>
            <text:p text:style-name="P132"><text:span text:style-name="T77"/></text:p>
            <text:p text:style-name="P132"><text:span text:style-name="T77"></text:span><text:span text:style-name="T78"></text:span><text:span text:style-name="T77"> </text:span></text:p>
          </draw:text-box>
        </draw:frame>
        <draw:frame draw:style-name="gr319" draw:text-style-name="P135" draw:layer="layout" svg:width="2.737cm" svg:height="1.111cm" svg:x="25.648cm" svg:y="0.686cm">
          <draw:text-box>
            <text:p text:style-name="P132"><text:span text:style-name="T80">✓</text:span><text:span text:style-name="T81">✔✗✘</text:span></text:p>
          </draw:text-box>
        </draw:frame>
        <draw:path draw:style-name="gr320"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16" draw:text-style-name="P39" draw:layer="layout" svg:width="0.507cm" svg:height="0.51cm" draw:transform="rotate (-1.5707963267949) translate (16.101cm 11.877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0.569cm" svg:height="1.396cm" svg:x="16.6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5H32M12S</meta:editing-duration>
    <meta:editing-cycles>40</meta:editing-cycles>
    <meta:generator>LibreOffice/7.6.5.2$Linux_X86_64 LibreOffice_project/60$Build-2</meta:generator>
    <dc:title>pglpm_A4L_palatino</dc:title>
    <dc:date>2024-03-12T21:46:05.338296506</dc:date>
    <meta:document-statistic meta:object-count="1776"/>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